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lain_20_Text">
      <style:text-properties style:font-name="Courier New" style:font-name-complex="Courier New1"/>
    </style:style>
    <style:style style:name="P2" style:family="paragraph" style:parent-style-name="Plain_20_Text">
      <style:text-properties officeooo:paragraph-rsid="00052d23"/>
    </style:style>
    <style:style style:name="P3" style:family="paragraph" style:parent-style-name="Plain_20_Text">
      <style:text-properties officeooo:rsid="0006809f" officeooo:paragraph-rsid="0006809f"/>
    </style:style>
    <style:style style:name="P4" style:family="paragraph" style:parent-style-name="Plain_20_Text">
      <style:text-properties officeooo:paragraph-rsid="0006809f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052d23" style:font-name-complex="Courier New1"/>
    </style:style>
    <style:style style:name="T3" style:family="text">
      <style:text-properties style:font-name="Courier New" officeooo:rsid="0006809f" style:font-name-complex="Courier New1"/>
    </style:style>
    <style:style style:name="T4" style:family="text">
      <style:text-properties style:font-name="Courier New" officeooo:rsid="0006cdbe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lain_20_Text" loext:marker-style-name="T1"><text:span text:style-name="T1"><text:s text:c="19"/>SOIL AND ATMOSPHERIC FACTORS AFFECTING PLANT GROWTH</text:span><text:span text:style-name="T1"/></text:p>
      <text:p text:style-name="P1" loext:marker-style-name="T1"/>
      <text:p text:style-name="Plain_20_Text" loext:marker-style-name="T1"><text:span text:style-name="T1">Soil factors;</text:span><text:span text:style-name="T1"/></text:p>
      <text:p text:style-name="Plain_20_Text" loext:marker-style-name="T1"><text:span text:style-name="T1">1.Soil temperature</text:span><text:span text:style-name="T1"/></text:p>
      <text:p text:style-name="Plain_20_Text" loext:marker-style-name="T1"><text:span text:style-name="T1">2.Soil moisture</text:span><text:span text:style-name="T1"/></text:p>
      <text:p text:style-name="Plain_20_Text" loext:marker-style-name="T1"><text:span text:style-name="T1">3.Soil aeration</text:span><text:span text:style-name="T1"/></text:p>
      <text:p text:style-name="Plain_20_Text" loext:marker-style-name="T1"><text:span text:style-name="T1">4.Soil nutrient supply</text:span></text:p>
      <text:p text:style-name="Plain_20_Text" loext:marker-style-name="T1"><text:span text:style-name="T1">9.Soil pH</text:span></text:p>
      <text:p text:style-name="P1" loext:marker-style-name="T1"/>
      <text:p text:style-name="P1" loext:marker-style-name="T1"/>
      <text:p text:style-name="P1" loext:marker-style-name="T1"/>
      <text:p text:style-name="Plain_20_Text" loext:marker-style-name="T1"><text:span text:style-name="T1">Atmospheric factors;</text:span><text:span text:style-name="T1"/></text:p>
      <text:p text:style-name="Plain_20_Text" loext:marker-style-name="T1"><text:span text:style-name="T1">2.Temperature</text:span></text:p>
      <text:p text:style-name="Plain_20_Text" loext:marker-style-name="T1"><text:span text:style-name="T1">3.Humidi</text:span><text:span text:style-name="T4">ty</text:span></text:p>
      <text:p text:style-name="Plain_20_Text" loext:marker-style-name="T1"><text:span text:style-name="T1">6.Precipitation/</text:span><text:span text:style-name="T4">rain</text:span><text:span text:style-name="T1"> <text:s text:c="2"/></text:span></text:p>
      <text:p text:style-name="P4" loext:marker-style-name="T1"><text:span text:style-name="T1"><text:s text:c="2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Tahoma" style:font-size-asian="11pt" style:language-asian="en" style:country-asian="GB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true" style:font-name-asian="Tahoma" style:font-size-asian="11pt" style:language-asian="en" style:country-asian="GB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lain_20_Text" style:display-name="Plain Text" style:family="paragraph" style:parent-style-name="Standard" loext:linked-style-name="Plain_20_Text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_20__28_WW_29_" style:display-name="Default Paragraph Font (WW)" style:family="text"/>
    <style:style style:name="Plain_20_Text_20_Char" style:display-name="Plain Text Char" style:family="text" style:parent-style-name="Default_20_Paragraph_20_Font_20__28_WW_29_" loext:linked-style-name="Plain_20_Tex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9264in" fo:margin-right="0.927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4-02-02T20:39:00</meta:creation-date>
    <dc:date>2024-02-23T14:54:00.888943520</dc:date>
    <meta:editing-duration>PT21M39S</meta:editing-duration>
    <meta:generator>LibreOffice/7.6.4.1$Linux_X86_64 LibreOffice_project/60$Build-1</meta:generator>
    <meta:document-statistic meta:table-count="0" meta:image-count="0" meta:object-count="0" meta:page-count="1" meta:paragraph-count="12" meta:word-count="25" meta:character-count="248" meta:non-whitespace-character-count="192"/>
    <meta:user-defined meta:name="AppVersion">16.0000</meta:user-defined>
    <meta:template xlink:type="simple" xlink:actuate="onRequest" xlink:title="Normal" xlink:href=""/>
  </office:meta>
</office:document-meta>
</file>